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35cm" fo:min-width="6.5cm"/>
    </style:style>
    <style:style style:name="gr2" style:family="graphic" style:parent-style-name="standard">
      <style:graphic-properties svg:stroke-color="#000000" svg:stroke-linecap="round" draw:fill="none" draw:textarea-horizontal-align="justify" draw:textarea-vertical-align="middle" draw:auto-grow-height="false" fo:min-height="0.745cm" fo:min-width="0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45cm" fo:min-width="6.5cm"/>
    </style:style>
    <style:style style:name="gr4" style:family="graphic" style:parent-style-name="standard">
      <style:graphic-properties svg:stroke-color="#000000" svg:stroke-linecap="round" draw:fill="none" draw:textarea-horizontal-align="justify" draw:textarea-vertical-align="middle" draw:auto-grow-height="false" fo:min-height="0.745cm" fo:min-width="0.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05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5.055cm" fo:min-width="6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style:font-name="DejaVu Sans Mono1"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DejaVu Sans Mono1"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ans Mono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2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cm" svg:y="1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1cm" svg:y="1.995cm"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2cm" svg:y="1cm">
          <text:p text:style-name="P2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4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cm" svg:y="8.295cm">
          <text:p text:style-name="P3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cm" svg:y="2.99cm">
          <text:p text:style-name="P3"><text:span text:style-name="T1">Mem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cm" svg:y="1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1cm" svg:y="1.995cm"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2cm" svg:y="1cm">
          <text:p text:style-name="P2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4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6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7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cm" svg:y="8.295cm">
          <text:p text:style-name="P3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cm" svg:y="2.99cm">
          <text:p text:style-name="P3"><text:span text:style-name="T1">Mem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18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8.8cm" svg:y="1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18.8cm" svg:y="1.995cm">
          <text:p text:style-name="P2"><text:span text:style-name="T1">F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9.8cm" svg:y="1cm">
          <text:p text:style-name="P2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0.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1.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2.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3.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4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7cm" svg:height="5.305cm" svg:x="18.8cm" svg:y="8.295cm">
          <text:p text:style-name="P3"><text:span text:style-name="T1">pr toString : F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8.8cm" svg:y="2.99cm">
          <text:p text:style-name="P3"><text:span text:style-name="T1">Mem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8.2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8.2cm" svg:y="15.6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8.2cm" svg:y="16.595cm">
          <text:p text:style-name="P2"><text:span text:style-name="T1">FWidg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9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cm" svg:height="0.995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2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3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4.2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7cm" svg:height="5.305cm" svg:x="8.2cm" svg:y="22.89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8.2cm" svg:y="17.59cm">
          <text:p text:style-name="P3"><text:span text:style-name="T1">m_rect : FRe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8.2cm" svg:y="3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8.2cm" svg:y="30.3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8.2cm" svg:y="31.295cm">
          <text:p text:style-name="P2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9.2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0.2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cm" svg:height="0.995cm" svg:x="11.2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2.2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3.2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4.2cm" svg:y="30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8.2cm" svg:y="37.595cm">
          <text:p text:style-name="P3"><text:span text:style-name="T1">add(QWdiget&amp;) : bool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8.2cm" svg:y="32.29cm">
          <text:p text:style-name="P3"><text:span text:style-name="T1">m_widgets : pr QVec&lt;QWidget&amp;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4.2cm" svg:y="1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8.8cm" svg:y="15.6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18.8cm" svg:y="16.595cm">
          <text:p text:style-name="P2"><text:span text:style-name="T1">FVec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9.8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0.8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cm" svg:height="0.995cm" svg:x="21.8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2.8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3.8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4.8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7cm" svg:height="5.305cm" svg:x="18.8cm" svg:y="22.89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8.8cm" svg:y="17.59cm">
          <text:p text:style-name="P3"><text:span text:style-name="T1">m_x : pu fuint8</text:span></text:p>
          <text:p text:style-name="P3"><text:span text:style-name="T1">m_y : pu fuint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2.6cm" svg:x="18.8cm" svg:y="3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18.8cm" svg:y="30.3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18.8cm" svg:y="31.295cm">
          <text:p text:style-name="P2"><text:span text:style-name="T1">FRec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19.8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0.8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cm" svg:height="0.995cm" svg:x="21.8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2.8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3.8cm" svg:y="3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4.8cm" svg:y="3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cm" svg:height="5.305cm" svg:x="18.8cm" svg:y="37.595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18.8cm" svg:y="32.29cm">
          <text:p text:style-name="P3"><text:span text:style-name="T1">m_height : pu fuint8</text:span></text:p>
          <text:p text:style-name="P3"><text:span text:style-name="T1">m_width  : pu fuint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4.8cm" svg:y="15.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7cm" svg:y1="15.6cm" svg:x2="22.3cm" svg:y2="13.6cm" draw:start-shape="id1" draw:start-glue-point="0" draw:end-shape="id2" draw:end-glue-point="2" svg:d="M11700 15600v-1001h10600v-999" svg:viewBox="0 0 10601 2001">
          <text:p/>
        </draw:connector>
        <draw:connector draw:style-name="gr7" draw:text-style-name="P1" draw:layer="layout" svg:x1="22.3cm" svg:y1="15.6cm" svg:x2="22.3cm" svg:y2="13.6cm" draw:start-shape="id3" draw:start-glue-point="0" draw:end-shape="id2" svg:d="M22300 15600v-2000" svg:viewBox="0 0 1 2001">
          <text:p/>
        </draw:connector>
        <draw:connector draw:style-name="gr7" draw:text-style-name="P1" draw:layer="layout" svg:x1="11.7cm" svg:y1="30.3cm" svg:x2="11.7cm" svg:y2="28.2cm" draw:start-shape="id4" draw:start-glue-point="0" draw:end-shape="id5" draw:end-glue-point="2" svg:d="M11700 30300v-2100" svg:viewBox="0 0 1 2101">
          <text:p/>
        </draw:connector>
        <draw:connector draw:style-name="gr7" draw:text-style-name="P1" draw:layer="layout" svg:x1="22.3cm" svg:y1="30.3cm" svg:x2="22.3cm" svg:y2="28.2cm" draw:start-shape="id6" draw:start-glue-point="0" draw:end-shape="id7" draw:end-glue-point="2" svg:d="M22300 30300v-2100" svg:viewBox="0 0 1 2101">
          <text:p/>
        </draw:connector>
        <draw:custom-shape draw:style-name="gr1" draw:text-style-name="P1" draw:layer="layout" svg:width="7cm" svg:height="12.6cm" svg:x="28.9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95cm" svg:x="28.9cm" svg:y="15.6cm">
          <text:p text:style-name="P2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95cm" svg:x="28.9cm" svg:y="16.595cm">
          <text:p text:style-name="P2"><text:span text:style-name="T1">FLayou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29.9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0.9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cm" svg:height="0.995cm" svg:x="31.9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2.9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3.9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4.9cm" svg:y="15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cm" svg:height="5.305cm" svg:x="28.9cm" svg:y="22.8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5.305cm" svg:x="28.9cm" svg:y="17.59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95cm" svg:x="34.9cm" svg:y="15.6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32.4cm" svg:y1="15.6cm" svg:x2="22.3cm" svg:y2="13.6cm" draw:start-shape="id8" draw:start-glue-point="0" draw:end-shape="id2" svg:d="M32400 15600v-1001h-10100v-999" svg:viewBox="0 0 101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20:58:02.798431441</meta:creation-date>
    <dc:date>2016-01-06T16:38:58.475977988</dc:date>
    <meta:editing-duration>PT2H12M23S</meta:editing-duration>
    <meta:editing-cycles>4</meta:editing-cycles>
    <meta:generator>LibreOffice/5.0.4.2$Linux_X86_64 LibreOffice_project/00m0$Build-2</meta:generator>
    <meta:document-statistic meta:object-count="96"/>
  </office:meta>
</office:document-meta>
</file>